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4" style:family="paragraph"/>
    <style:style style:name="P3" style:parent-style-name="Standard" style:list-style-name="LFO4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family="paragraph">
      <style:text-properties fo:language="en" fo:country="US"/>
    </style:style>
    <style:style style:name="P14" style:parent-style-name="Standard" style:list-style-name="LFO3" style:family="paragraph"/>
  </office:automatic-styles>
  <office:body>
    <office:text text:use-soft-page-breaks="true">
      <text:p text:style-name="P1">Интерфейсы</text:p>
      <text:list text:style-name="LFO4" text:continue-numbering="true">
        <text:list-item>
          <text:p text:style-name="P2">Заправка</text:p>
        </text:list-item>
        <text:list-item>
          <text:p text:style-name="P3">Рабочий режим</text:p>
        </text:list-item>
      </text:list>
      <text:p text:style-name="Standard"/>
      <text:p text:style-name="Standard"/>
      <text:p text:style-name="Standard"/>
      <text:p text:style-name="Standard">НМГ</text:p>
      <text:p text:style-name="Standard"/>
      <text:list text:style-name="LFO1" text:continue-numbering="true">
        <text:list-item>
          <text:p text:style-name="P4">разделить управления на 3 не связанные части</text:p>
        </text:list-item>
        <text:list-item>
          <text:p text:style-name="P5">отредактировать интерфейс</text:p>
        </text:list-item>
        <text:list-item>
          <text:p text:style-name="P6">добавить режим калибровки</text:p>
        </text:list-item>
        <text:list-item>
          <text:p text:style-name="P7">добавить режим управление давлением</text:p>
        </text:list-item>
      </text:list>
      <text:p text:style-name="Standard"/>
      <text:p text:style-name="Standard">БД</text:p>
      <text:list text:style-name="LFO2" text:continue-numbering="true">
        <text:list-item>
          <text:p text:style-name="P8">сохранение сигналов + уставки (давление температуры)</text:p>
        </text:list-item>
      </text:list>
      <text:p text:style-name="Standard"/>
      <text:p text:style-name="Standard"/>
      <text:p text:style-name="Standard">графана <text:s/>-</text:p>
      <text:list text:style-name="LFO2" text:continue-numbering="true">
        <text:list-item>
          <text:p text:style-name="P9">температура нс подачи +<text:s/>уставки</text:p>
        </text:list-item>
        <text:list-item>
          <text:p text:style-name="P10">темпераьура + уставки нс очистки охл</text:p>
        </text:list-item>
        <text:list-item>
          <text:p text:style-name="P11">нс перекачки уровень 2 графика для 1нс пм и нс оо</text:p>
        </text:list-item>
        <text:list-item>
          <text:p text:style-name="P12">события + состояния</text:p>
        </text:list-item>
      </text:list>
      <text:p text:style-name="Standard"/>
      <text:p text:style-name="P13">STEP</text:p>
      <text:list text:style-name="LFO3" text:continue-numbering="true">
        <text:list-item>
          <text:p text:style-name="P14">ДОБАВИТЬ ШАГ ЗАДАНИЯ НИЗКОГО ДАВЛЕНИЯ</text:p>
        </text:list-item>
      </text:list>
      <text:p text:style-name="Standard"/>
      <text:p text:style-name="Standard"/>
      <text:p text:style-name="Standard">ДРАЙВЕР</text:p>
      <text:p text:style-name="Standard"><text:tab/>добавить возможность неполного закрытия</text:p>
      <text:p text:style-name="Standard"><text:tab/>добавить команду полного закрытия</text:p>
      <text:p text:style-name="Standard"><text:tab/>поправить энкодер</text:p>
      <text:p text:style-name="Standard"/>
      <text:p text:style-name="Standard"/>
      <text:p text:style-name="Standard"/>
      <text:p text:style-name="Standard">1 - насос моторная группа</text:p>
      <text:p text:style-name="Standard"><text:tab/>GUI</text:p>
      <text:p text:style-name="Standard"><text:tab/>RT</text:p>
      <text:p text:style-name="Standard"/>
      <text:p text:style-name="Standard">2 - alarm engine</text:p>
      <text:p text:style-name="Standard"/>
      <text:p text:style-name="Standard"/>
      <text:p text:style-name="Standard"/>
      <text:p text:style-name="Standard">тестовое испытание</text:p>
      <text:p text:style-name="Standard">оборудование</text:p>
      <text:p text:style-name="Standard"/>
      <text:p text:style-name="Standard">- 38.1 - AI1:5<text:tab/>AI_5<text:tab/>Д38.1</text:p>
      <text:p text:style-name="Standard">- 38.2 - AI1:6<text:tab/>AI_6<text:tab/>Д38.2</text:p>
      <text:p text:style-name="Standard">- 41.1 - AI2:0<text:tab/>AI_8<text:tab/>Д41.1</text:p>
      <text:p text:style-name="Standard">- 41.2 - AI2:1<text:tab/>AI_9<text:tab/>Д41.2</text:p>
      <text:p text:style-name="Standard"/>
      <text:p text:style-name="Standard">- 30 - AO1:0<text:tab/>AO_0<text:tab/>A30</text:p>
      <text:p text:style-name="Standard">- 33.8 -<text:s/>DO1:6<text:tab/>DO_6<text:tab/>Y29.2<text:tab/>КР7</text:p>
      <text:p text:style-name="Standard">- 33.1 - DO1:9<text:tab/>DO_9<text:tab/>Y29.5<text:tab/>КР10</text:p>
      <text:p text:style-name="Standard">- 33.3 - DO1:17<text:tab/>DО_17<text:tab/>Y29.13<text:tab/>КР18</text:p>
      <text:p text:style-name="Standard">DO1:18 air</text:p>
      <text:p text:style-name="Standard"><text:s/>DO1:19 drive</text:p>
      <text:p text:style-name="Standard">DO 5 -</text:p>
      <text:p text:style-name="Standard"/>
      <text:p text:style-name="Standard">- 36.1 - modbus</text:p>
      <text:p text:style-name="Standard"/>
      <text:p text:style-name="Standard"/>
      <text:p text:style-name="Standard">- 26.2 - пост питание</text:p>
      <text:p text:style-name="Standard"/>
      <text:p text:style-name="Standard"/>
      <text:p text:style-name="Standard"/>
      <text:p text:style-name="Standard">1 - проверка аналоговых каналов</text:p>
      <text:p text:style-name="Standard"><text:tab/>- шкала</text:p>
      <text:p text:style-name="Standard"><text:tab/>- бд</text:p>
      <text:p text:style-name="Standard"><text:tab/>- добавил мс по</text:p>
      <text:p text:style-name="Standard"/>
      <text:p text:style-name="Standard">2 - sensors</text:p>
      <text:p text:style-name="Standard"><text:tab/>перенести конфиг на rt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будет ли работать хаскель от атмосферы?</text:p>
      <text:p text:style-name="Standard"/>
      <text:p text:style-name="Standard"/>
      <text:p text:style-name="Standard"/>
      <text:p text:style-name="Standard">Question:</text:p>
      <text:p text:style-name="Standard"/>
      <text:p text:style-name="Standard">- Как будет проводится калибровка датчиков (мы <text:s/>должны приложением поднимать давление)</text:p>
      <text:p text:style-name="Standard">- Согласовать перечень параметров в программе испытаний!!! +-</text:p>
      <text:p text:style-name="Standard">- жесткие<text:s/>уставки под паролем (список) +-</text:p>
      <text:p text:style-name="Standard"/>
      <text:p text:style-name="Standard">- разрыв трубы детектор? dP / dt добавить</text:p>
      <text:p text:style-name="Standard">- НС - готова к включению</text:p>
      <text:p text:style-name="Standard">- отчет посмотреть тз</text:p>
      <text:p text:style-name="Standard">- Согласовать перечень параметров в финальном отчете</text:p>
      <text:p text:style-name="Standard">- Нужны ли аварийные уставки</text:p>
      <text:p text:style-name="Standard">- Можно ли упростить гидро-схему ? оставить только<text:s/>часть ВД, убрать механические клапанны</text:p>
      <text:p text:style-name="Standard">- права пользователей</text:p>
      <text:p text:style-name="Standard"><text:tab/>админ</text:p>
      <text:p text:style-name="Standard"><text:tab/>технолог</text:p>
      <text:p text:style-name="Standard"><text:tab/>оператор</text:p>
      <text:p text:style-name="Standard"><text:s/>- програмист</text:p>
      <text:p text:style-name="Standard">- давление МПа</text:p>
      <text:p text:style-name="Standard"/>
      <text:p text:style-name="Standard">ед измерения</text:p>
      <text:p text:style-name="Standard"/>
      <text:p text:style-name="Standard">выбор работам от вас либо по программе</text:p>
      <text:p text:style-name="Standard"/>
      <text:p text:style-name="Standard"/>
      <text:p text:style-name="Standard">небольшое давление в камеру</text:p>
      <text:p text:style-name="Standard">- регулировка в образце азотом</text:p>
      <text:p text:style-name="Standard"/>
      <text:p text:style-name="Standard">камера масло</text:p>
      <text:p text:style-name="Standard"/>
      <text:p text:style-name="Standard">-<text:s/>при достижении аварийной уставки - сбросить давление но не сливать стенд 0 + 0б5 МПа</text:p>
      <text:p text:style-name="Standard">- всплывающее окно</text:p>
      <text:p text:style-name="Standard"/>
      <text:p text:style-name="Standard">гидростанция - насос</text:p>
      <text:p text:style-name="Standard"/>
      <text:p text:style-name="Standard">добавим направление</text:p>
      <text:p text:style-name="Standard">мы являемся слайвом</text:p>
      <text:p text:style-name="Standard">получаем значение уставки + направление</text:p>
      <text:p text:style-name="Standard"/>
      <text:p text:style-name="Standard">коэффициенты в каком виде</text:p>
      <text:p text:style-name="Standard">- библиотека датчиков</text:p>
      <text:p text:style-name="Standard"/>
      <text:p text:style-name="Standard">-- посмотреть калибровку</text:p>
      <text:p text:style-name="Standard">коэффициент</text:p>
      <text:p text:style-name="Standard"/>
      <text:p text:style-name="Standard">алгоритм поддержания уровня в баке</text:p>
      <text:p text:style-name="Standard">процедура заправки</text:p>
      <text:p text:style-name="Standard"/>
      <text:p text:style-name="Standard">- кнопка ручное авто</text:p>
      <text:p text:style-name="Standard">- где фильтра (Алекс)</text:p>
      <text:p text:style-name="Standard"/>
      <text:p text:style-name="Standard"/>
      <text:p text:style-name="Standard"/>
      <text:p text:style-name="Standard">TODO:</text:p>
      <text:p text:style-name="Standard">- насосы отдельный объект</text:p>
      <text:p text:style-name="Standard">- запрет на закрытие во время испытания</text:p>
      <text:p text:style-name="Standard">- название каналов?</text:p>
      <text:p text:style-name="Standard">- аварийная<text:s/>уставка 4000 бар - не редактированная</text:p>
      <text:p text:style-name="Standard">- калибровка каналов переназвать каналы</text:p>
      <text:p text:style-name="Standard">- создать испытание</text:p>
      <text:p text:style-name="Standard">- вид испытание в камеру либо в образец</text:p>
      <text:p text:style-name="Standard"/>
      <text:p text:style-name="Standard"/>
      <text:p text:style-name="Standard">Объекты управления:</text:p>
      <text:p text:style-name="Standard">+ гидростанции 2 шт</text:p>
      <text:p text:style-name="Standard">+ блок высокого давления</text:p>
      <text:p text:style-name="Standard"/>
      <text:p text:style-name="Standard">Done:</text:p>
      <text:p text:style-name="Standard">+ давление в образце давление в камере</text:p>
      <text:p text:style-name="Standard">+<text:s/>(может убрать время перехода)</text:p>
      <text:p text:style-name="Standard">+ перенести ES в нижний угол</text:p>
      <text:p text:style-name="Standard">+ убрать паузу</text:p>
      <text:p text:style-name="Standard">+ убрать остановку</text:p>
      <text:p text:style-name="Standard">+ давление макс мин</text:p>
      <text:p text:style-name="Standard">+ время выдержки</text:p>
      <text:p text:style-name="Standard">+ работа по шагам - next</text:p>
      <text:p text:style-name="Standard"/>
      <text:p text:style-name="Standard">Info:</text:p>
      <text:p text:style-name="Standard">+ автомат - защита</text:p>
      <text:p text:style-name="Standard">+ контактор - включение статус</text:p>
      <text:p text:style-name="Standard">+- интерфейс пошаговой отладки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siliy Anenkov</dc:creator>
    <meta:creation-date>2025-05-18T14:32:00Z</meta:creation-date>
    <dc:date>2025-05-22T15:20:00Z</dc:date>
    <meta:template xlink:href="Normal.dotm" xlink:type="simple"/>
    <meta:editing-cycles>5</meta:editing-cycles>
    <meta:editing-duration>PT7620S</meta:editing-duration>
    <meta:document-statistic meta:page-count="1" meta:paragraph-count="5" meta:word-count="409" meta:character-count="2741" meta:row-count="19" meta:non-whitespace-character-count="2337"/>
  </office:meta>
</office:document-meta>
</file>